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hadow="hidden"/>
    </style:style>
    <style:style style:name="P1" style:family="paragraph">
      <style:text-properties fo:font-family="Menlo" style:font-pitch="variable" fo:font-size="8pt" style:font-family-asian="Menlo" style:font-pitch-asian="variable" style:font-size-asian="8pt" style:font-family-complex="Menlo" style:font-pitch-complex="variable" style:font-size-complex="8pt"/>
    </style:style>
    <style:style style:name="T1" style:family="text">
      <style:text-properties style:use-window-font-color="true" style:text-outline="false" style:text-line-through-style="none" style:text-position="0% 100%" fo:font-family="Menlo" style:font-pitch="variable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Menlo" style:font-pitch-asian="variable" style:font-size-asian="8pt" style:language-asian="zh" style:country-asian="CN" style:font-style-asian="normal" style:font-weight-asian="normal" style:font-family-complex="Menlo" style:font-pitch-complex="variable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standard" xml:id="id2" draw:id="id2" draw:layer="layout" svg:width="2.3cm" svg:height="0.5cm" svg:x="6.7cm" svg:y="10.2cm">
          <svg:title>test</svg:title>
          <svg:desc>twewer</svg:desc>
          <text:p>Posting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1" draw:id="id1" draw:layer="layout" svg:width="2.9cm" svg:height="0.5cm" svg:x="3.9cm" svg:y="12cm">
          <text:p>Answering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layout" draw:type="curve" svg:x1="5.35cm" svg:y1="12cm" svg:x2="7.85cm" svg:y2="10.7cm" draw:start-shape="id1" draw:start-glue-point="0" draw:end-shape="id2" draw:end-glue-point="2" svg:d="m5350 12000c0-973 2500-324 2500-1300" svg:viewBox="0 0 2501 1301">
          <text:p/>
        </draw:connector>
        <draw:custom-shape draw:style-name="standard" xml:id="id4" draw:id="id4" draw:layer="layout" svg:width="2.4cm" svg:height="0.5cm" svg:x="7cm" svg:y="3cm">
          <text:p>App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3" draw:id="id3" draw:layer="layout" svg:width="2.9cm" svg:height="0.5cm" svg:x="8.4cm" svg:y="8.6cm">
          <text:p>ThreadLine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layout" draw:type="curve" svg:x1="9cm" svg:y1="10.45cm" svg:x2="9.85cm" svg:y2="9.1cm" draw:start-shape="id2" draw:start-glue-point="1" draw:end-shape="id3" draw:end-glue-point="2" svg:d="m9000 10450c567 0 850-450 850-1350" svg:viewBox="0 0 851 1351">
          <text:p/>
        </draw:connector>
        <draw:connector draw:style-name="standard" draw:layer="controls" draw:type="curve" svg:x1="9.85cm" svg:y1="8.6cm" svg:x2="8.2cm" svg:y2="3.5cm" draw:start-shape="id3" draw:start-glue-point="0" draw:end-shape="id4" draw:end-glue-point="2" svg:d="m9850 8600c0-3823-1650-1274-1650-5100" svg:viewBox="0 0 1651 5101">
          <text:p/>
        </draw:connector>
        <draw:custom-shape draw:style-name="standard" xml:id="id6" draw:id="id6" draw:layer="controls" svg:width="2.6cm" svg:height="0.5cm" svg:x="4cm" svg:y="14cm">
          <text:p>Upload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5" draw:id="id5" draw:layer="controls" svg:width="3.1cm" svg:height="0.5cm" svg:x="1.8cm" svg:y="15.8cm">
          <text:p>UploadNew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7" draw:id="id7" draw:layer="controls" svg:width="2.4cm" svg:height="0.5cm" svg:x="6.7cm" svg:y="15.8cm">
          <text:p>UploadView…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3.35cm" svg:y1="15.8cm" svg:x2="4cm" svg:y2="14.25cm" draw:start-shape="id5" draw:start-glue-point="0" draw:end-shape="id6" draw:end-glue-point="3" svg:d="m3350 15800c0-1034 216-1550 650-1550" svg:viewBox="0 0 651 1551">
          <text:p/>
        </draw:connector>
        <draw:connector draw:style-name="standard" draw:layer="controls" draw:type="curve" svg:x1="7.9cm" svg:y1="15.8cm" svg:x2="6.6cm" svg:y2="14.25cm" draw:start-shape="id7" draw:start-glue-point="0" draw:end-shape="id6" draw:end-glue-point="1" svg:d="m7900 15800c0-1034-433-1550-1300-1550" svg:viewBox="0 0 1301 1551">
          <text:p/>
        </draw:connector>
        <draw:custom-shape draw:style-name="standard" xml:id="id8" draw:id="id8" draw:layer="controls" svg:width="2.6cm" svg:height="0.5cm" svg:x="10cm" svg:y="6.4cm">
          <text:p>Thread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11.3cm" svg:y1="6.4cm" svg:x2="9.4cm" svg:y2="3.25cm" draw:start-shape="id8" draw:start-glue-point="0" draw:end-shape="id4" draw:end-glue-point="1" svg:d="m11300 6400c0-2100-633-3150-1900-3150" svg:viewBox="0 0 1901 3151">
          <text:p/>
        </draw:connector>
        <draw:custom-shape draw:style-name="gr1" xml:id="id9" draw:id="id9" draw:layer="controls" svg:width="2.7cm" svg:height="0.5cm" svg:x="2cm" svg:y="5cm">
          <text:p>Slidetab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3.35cm" svg:y1="5cm" svg:x2="7cm" svg:y2="3.25cm" draw:start-shape="id9" draw:start-glue-point="0" draw:end-shape="id4" draw:end-glue-point="3" svg:d="m3350 5000c0-1167 1216-1750 3650-1750" svg:viewBox="0 0 3651 1751">
          <text:p/>
        </draw:connector>
        <draw:custom-shape draw:style-name="gr1" draw:text-style-name="P1" xml:id="id10" draw:id="id10" draw:layer="controls" svg:width="3cm" svg:height="0.5cm" svg:x="1.85cm" svg:y="6cm">
          <text:p text:style-name="P1"><text:span text:style-name="T1">SlidetabView…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3.35cm" svg:y1="6cm" svg:x2="3.35cm" svg:y2="5.5cm" draw:start-shape="id10" draw:start-glue-point="0" draw:end-shape="id9" draw:end-glue-point="2" svg:d="m3350 6000v-500" svg:viewBox="0 0 1 501">
          <text:p/>
        </draw:connector>
        <draw:custom-shape draw:style-name="gr1" xml:id="id18" draw:id="id18" draw:layer="controls" svg:width="3.3cm" svg:height="0.5cm" svg:x="1.7cm" svg:y="7cm">
          <text:p>Shout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17" draw:id="id17" draw:layer="controls" svg:width="2.3cm" svg:height="0.5cm" svg:x="9.1cm" svg:y="14cm">
          <text:p>Preview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11" draw:id="id11" draw:layer="controls" svg:width="3.2cm" svg:height="0.5cm" svg:x="15cm" svg:y="14cm">
          <text:p>Geshi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16.6cm" svg:y1="14cm" svg:x2="6.8cm" svg:y2="12.25cm" draw:start-shape="id11" draw:start-glue-point="0" draw:end-shape="id1" draw:end-glue-point="1" svg:d="m16600 14000c0-1167-3266-1750-9800-1750" svg:viewBox="0 0 9801 1751">
          <text:p/>
        </draw:connector>
        <draw:custom-shape draw:style-name="standard" xml:id="id12" draw:id="id12" draw:layer="controls" svg:width="2.4cm" svg:height="0.5cm" svg:x="11.3cm" svg:y="5cm">
          <text:p>Help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12.5cm" svg:y1="5cm" svg:x2="9.4cm" svg:y2="3.25cm" draw:start-shape="id12" draw:start-glue-point="0" draw:end-shape="id4" draw:end-glue-point="1" svg:d="m12500 5000c0-1167-1033-1750-3100-1750" svg:viewBox="0 0 3101 1751">
          <text:p/>
        </draw:connector>
        <draw:custom-shape draw:style-name="standard" xml:id="id13" draw:id="id13" draw:layer="controls" svg:width="2.4cm" svg:height="0.5cm" svg:x="13.9cm" svg:y="6cm">
          <text:p>BookmarkView…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xml:id="id14" draw:id="id14" draw:layer="controls" svg:width="2.4cm" svg:height="0.5cm" svg:x="13.9cm" svg:y="5cm">
          <text:p>Bookmarks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15.1cm" svg:y1="6cm" svg:x2="15.1cm" svg:y2="5.5cm" draw:start-shape="id13" draw:start-glue-point="0" draw:end-shape="id14" draw:end-glue-point="2" svg:d="m15100 6000v-500" svg:viewBox="0 0 1 501">
          <text:p/>
        </draw:connector>
        <draw:connector draw:style-name="standard" draw:layer="controls" draw:type="curve" svg:x1="15.1cm" svg:y1="5cm" svg:x2="9.4cm" svg:y2="3.25cm" draw:start-shape="id14" draw:start-glue-point="0" draw:end-shape="id4" draw:end-glue-point="1" svg:d="m15100 5000c0-1167-1900-1750-5700-1750" svg:viewBox="0 0 5701 1751">
          <text:p/>
        </draw:connector>
        <draw:custom-shape draw:style-name="standard" xml:id="id15" draw:id="id15" draw:layer="controls" svg:width="3.4cm" svg:height="0.5cm" svg:x="16.5cm" svg:y="5cm">
          <text:p>CategoryChooser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controls" draw:type="curve" svg:x1="18.2cm" svg:y1="5cm" svg:x2="9.4cm" svg:y2="3.25cm" draw:start-shape="id15" draw:start-glue-point="0" draw:end-shape="id4" draw:end-glue-point="1" svg:d="m18200 5000c0-1167-2933-1750-8800-1750" svg:viewBox="0 0 8801 1751">
          <text:p/>
        </draw:connector>
        <draw:custom-shape draw:style-name="standard" xml:id="id16" draw:id="id16" draw:layer="layout" svg:width="3cm" svg:height="0.5cm" svg:x="11.7cm" svg:y="14cm">
          <text:p>MediaInsertView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layout" draw:type="curve" svg:x1="13.2cm" svg:y1="14cm" svg:x2="6.8cm" svg:y2="12.25cm" draw:start-shape="id16" draw:start-glue-point="0" draw:end-shape="id1" draw:end-glue-point="1" svg:d="m13200 14000c0-1167-2133-1750-6400-1750" svg:viewBox="0 0 6401 1751">
          <text:p/>
        </draw:connector>
        <draw:connector draw:style-name="objectwithoutfill" draw:layer="layout" draw:type="curve" svg:x1="7.85cm" svg:y1="10.2cm" svg:x2="8.2cm" svg:y2="3.5cm" draw:start-shape="id2" draw:start-glue-point="0" draw:end-shape="id4" draw:end-glue-point="2" svg:d="m7850 10200c0-5023 350-1674 350-6700" svg:viewBox="0 0 351 6701">
          <text:p>entries/view/#</text:p>
        </draw:connector>
        <draw:connector draw:style-name="standard" draw:layer="layout" draw:type="curve" svg:x1="5.35cm" svg:y1="12cm" svg:x2="8.2cm" svg:y2="3.5cm" draw:start-shape="id1" draw:start-glue-point="0" draw:end-shape="id4" svg:d="m5350 12000c0-6373 2850-2124 2850-8500" svg:viewBox="0 0 2851 8501">
          <text:p>entries/add</text:p>
        </draw:connector>
        <draw:connector draw:style-name="standard" draw:layer="layout" draw:type="curve" svg:x1="5.3cm" svg:y1="14cm" svg:x2="5.35cm" svg:y2="12.5cm" draw:start-shape="id6" draw:start-glue-point="0" draw:end-shape="id1" draw:end-glue-point="2" svg:d="m5300 14000c0-1123 50-374 50-1500" svg:viewBox="0 0 51 1501">
          <text:p/>
        </draw:connector>
        <draw:connector draw:style-name="standard" draw:layer="layout" draw:type="curve" svg:x1="10.25cm" svg:y1="14cm" svg:x2="6.8cm" svg:y2="12.25cm" draw:start-shape="id17" draw:start-glue-point="0" draw:end-shape="id1" draw:end-glue-point="1" svg:d="m10250 14000c0-1167-1150-1750-3450-1750" svg:viewBox="0 0 3451 1751">
          <text:p/>
        </draw:connector>
        <draw:connector draw:style-name="standard" draw:layer="layout" draw:type="curve" svg:x1="3.35cm" svg:y1="7cm" svg:x2="3.35cm" svg:y2="6.5cm" draw:start-shape="id18" draw:start-glue-point="0" draw:end-shape="id10" draw:end-glue-point="2" svg:d="m3350 7000v-500" svg:viewBox="0 0 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="Arrow" draw:marker-end-width="0.15cm" draw:marker-end-center="false" svg:stroke-opacity="100%" draw:stroke-linejoin="round" svg:stroke-linecap="butt" draw:fill="solid" draw:fill-color="#729fc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Menlo" style:font-pitch="variable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2pt" style:language-asian="zh" style:country-asian="CN" style:font-style-asian="normal" style:font-weight-asian="normal" style:font-family-complex="'Lucida Sans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1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7T11:48:21</meta:creation-date>
    <dc:date>2013-03-01T12:23:42</dc:date>
    <meta:editing-duration>PT2H23M33S</meta:editing-duration>
    <meta:editing-cycles>17</meta:editing-cycles>
    <meta:generator>LibreOffice/4.0.0.3$MacOSX_x86 LibreOffice_project/53fd80e80f44edd735c18dbc5b6cde811e0a15c</meta:generator>
    <meta:document-statistic meta:object-count="37"/>
  </office:meta>
</office:document-meta>
</file>